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01d108" officeooo:paragraph-rsid="0001d108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color="#ff0000" loext:opacity="100%" fo:font-size="15pt" fo:font-weight="bold" officeooo:rsid="0001d108" officeooo:paragraph-rsid="0001d108" style:font-size-asian="13.1000003814697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color="#ff0000" loext:opacity="100%" fo:font-size="15pt" fo:font-weight="bold" officeooo:rsid="0001d108" officeooo:paragraph-rsid="00038903" style:font-size-asian="13.1000003814697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color="#ff0000" loext:opacity="100%" fo:font-size="15pt" fo:font-weight="bold" officeooo:rsid="00038903" officeooo:paragraph-rsid="00038903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0000" loext:opacity="100%" fo:font-size="15pt" fo:font-weight="bold" officeooo:rsid="000569f3" officeooo:paragraph-rsid="000569f3" style:font-size-asian="13.1000003814697pt" style:font-weight-asian="bold" style:font-size-complex="15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ff0000" loext:opacity="100%" fo:font-size="15pt" fo:font-weight="bold" officeooo:rsid="000569f3" officeooo:paragraph-rsid="000569f3" style:font-size-asian="13.1000003814697pt" style:font-weight-asian="bold" style:font-size-complex="15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color="#ff0000" loext:opacity="100%" fo:font-size="15pt" fo:font-weight="bold" officeooo:rsid="000569f3" officeooo:paragraph-rsid="000569f3" style:font-size-asian="13.1000003814697pt" style:font-weight-asian="bold" style:font-size-complex="15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color="#ff0000" loext:opacity="100%" fo:font-size="15pt" fo:font-weight="bold" officeooo:rsid="000625d4" officeooo:paragraph-rsid="000625d4" style:font-size-asian="13.1000003814697pt" style:font-weight-asian="bold" style:font-size-complex="15pt" style:font-weight-complex="bold"/>
    </style:style>
    <style:style style:name="T1" style:family="text">
      <style:text-properties fo:color="#000000" loext:opacity="100%" fo:font-weight="normal" style:font-weight-asian="normal" style:font-weight-complex="normal"/>
    </style:style>
    <style:style style:name="T2" style:family="text">
      <style:text-properties fo:color="#000000" loext:opacity="100%" fo:font-weight="normal" officeooo:rsid="00038903" style:font-weight-asian="normal" style:font-weight-complex="normal"/>
    </style:style>
    <style:style style:name="T3" style:family="text">
      <style:text-properties fo:color="#000000" loext:opacity="100%" fo:font-weight="normal" officeooo:rsid="000650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tion de l’etherchannel</text:p>
      <text:list text:style-name="L1">
        <text:list-item>
          <text:p text:style-name="P2"><text:span text:style-name="T1">deactiver les ports: <text:s/>shutdown</text:span></text:p>
        </text:list-item>
        <text:list-item>
          <text:p text:style-name="P4"><text:span text:style-name="T1">se connecter a chaque port qui doit faire partir du mem</text:span><text:span text:style-name="T3">e</text:span><text:span text:style-name="T1"> etherchannel, créer et l’affecter dans le groupe etherchannel : channel-group 1 mode active</text:span></text:p>
        </text:list-item>
        <text:list-item>
          <text:p text:style-name="P3"><text:span text:style-name="T1">activer les ports: </text:span><text:span text:style-name="T2">no</text:span><text:span text:style-name="T1"> shutdown</text:span></text:p>
        </text:list-item>
        <text:list-item>
          <text:p text:style-name="P6"><text:span text:style-name="T1">ajouter une description aux port-etherchannel :</text:span></text:p>
          <text:list>
            <text:list-item>
              <text:p text:style-name="P6"><text:span text:style-name="T1">interface port-channel 1</text:span></text:p>
            </text:list-item>
            <text:list-item>
              <text:p text:style-name="P6"><text:span text:style-name="T1">description portchannel vers sw1</text:span></text:p>
            </text:list-item>
          </text:list>
        </text:list-item>
      </text:list>
      <text:p text:style-name="P5"><text:span text:style-name="T1">commande :</text:span></text:p>
      <text:list text:style-name="L2">
        <text:list-item>
          <text:list>
            <text:list-item>
              <text:p text:style-name="P7"><text:span text:style-name="T1">show etherchannel summary → affiche les port-ethercharnnel et les ports qui les sont asignes</text:span></text:p>
            </text:list-item>
            <text:list-item>
              <text:p text:style-name="P8"><text:span text:style-name="T1">show etherchannel port-etherchannel → plus de detail sur les ports eth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09:11:31.309201692</meta:creation-date>
    <dc:date>2026-04-01T10:37:59.770269113</dc:date>
    <meta:editing-duration>PT8M5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84" meta:character-count="524" meta:non-whitespace-character-count="457"/>
  </office:meta>
</office:document-meta>
</file>